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193BD20C1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cm" fo:min-width="0cm" fo:padding-top="0cm" fo:padding-bottom="0cm" fo:padding-left="0cm" fo:padding-right="0cm" draw:shadow-offset-x="0.203cm" draw:shadow-offset-y="0.203cm" draw:shadow-opacity="80%"/>
    </style:style>
    <style:style style:name="gr3" style:family="graphic" style:parent-style-name="standard">
      <style:graphic-properties draw:stroke="none" svg:stroke-color="#000000" draw:fill="solid" draw:fill-color="#ffffff" draw:opacity="60%" draw:textarea-horizontal-align="left" draw:auto-grow-height="true" draw:auto-grow-width="true" fo:min-height="0cm" fo:min-width="0cm" draw:shadow-opacity="60%"/>
    </style:style>
    <style:style style:name="gr4" style:family="graphic" style:parent-style-name="standard">
      <style:graphic-properties draw:stroke="none" svg:stroke-color="#000000" draw:fill="solid" draw:fill-color="#ffffff" draw:opacity="60%" draw:textarea-horizontal-align="left" draw:auto-grow-height="true" draw:auto-grow-width="true" fo:min-height="0cm" fo:min-width="0cm" draw:shadow-offset-x="0.203cm" draw:shadow-offset-y="0.203cm" draw:shadow-opacity="60%"/>
    </style:style>
    <style:style style:name="P1" style:family="paragraph">
      <style:paragraph-properties fo:text-align="center"/>
      <style:text-properties fo:color="#c5000b" style:font-name="Droid Sans"/>
    </style:style>
    <style:style style:name="P2" style:family="paragraph">
      <style:text-properties fo:color="#c5000b" style:font-name="Droid Sans" fo:font-size="15pt" fo:text-shadow="none" fo:font-weight="bold" style:font-size-asian="15pt" style:font-weight-asian="bold" style:font-size-complex="15pt" style:font-weight-complex="bold"/>
    </style:style>
    <style:style style:name="P3" style:family="paragraph">
      <loext:graphic-properties draw:fill="solid" draw:fill-color="#ffffff" draw:opacity="80%"/>
      <style:text-properties fo:color="#c5000b" style:font-name="Droid Sans" fo:font-size="15pt" fo:text-shadow="none" fo:font-weight="bold" style:font-size-asian="15pt" style:font-weight-asian="bold" style:font-size-complex="15pt" style:font-weight-complex="bold"/>
    </style:style>
    <style:style style:name="P4" style:family="paragraph">
      <style:text-properties fo:color="#c5000b" style:font-name="Droid Sans" fo:font-size="40pt" fo:text-shadow="1pt 1pt" fo:font-weight="bold" style:font-size-asian="40pt" style:font-weight-asian="bold" style:font-size-complex="40pt" style:font-weight-complex="bold"/>
    </style:style>
    <style:style style:name="P5" style:family="paragraph">
      <loext:graphic-properties draw:fill="solid" draw:fill-color="#ffffff" draw:opacity="60%"/>
      <style:text-properties fo:color="#c5000b" style:font-name="Droid Sans" fo:font-size="40pt" fo:text-shadow="1pt 1pt" fo:font-weight="bold" style:font-size-asian="40pt" style:font-weight-asian="bold" style:font-size-complex="40pt" style:font-weight-complex="bold"/>
    </style:style>
    <style:style style:name="P6" style:family="paragraph">
      <style:text-properties fo:color="#c5000b" style:font-name="Droid Sans" fo:font-size="15pt" fo:text-shadow="none" fo:font-weight="bold" style:font-size-asian="15pt" style:font-weight-asian="bold" style:font-size-complex="15pt" style:font-weight-complex="600"/>
    </style:style>
    <style:style style:name="P7" style:family="paragraph">
      <loext:graphic-properties draw:fill="solid" draw:fill-color="#ffffff" draw:opacity="80%"/>
      <style:text-properties fo:color="#c5000b" style:font-name="Droid Sans" fo:font-size="15pt" fo:text-shadow="none" fo:font-weight="bold" style:font-size-asian="15pt" style:font-weight-asian="bold" style:font-size-complex="15pt" style:font-weight-complex="600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size="15pt" fo:font-weight="bold" style:font-size-asian="15pt" style:font-weight-asian="bold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96cm" svg:height="6.096cm" svg:x="1cm" svg:y="13.7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.244cm" svg:y="19.091cm">
          <draw:text-box>
            <text:p text:style-name="P2"><text:span text:style-name="T1">1</text:span></text:p>
          </draw:text-box>
        </draw:frame>
        <draw:frame draw:style-name="gr2" draw:text-style-name="P3" draw:layer="layout" svg:width="0.294cm" svg:height="0.623cm" svg:x="6.536cm" svg:y="19.091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1.144cm" svg:y="13.814cm">
          <draw:text-box>
            <text:p text:style-name="P2"><text:span text:style-name="T1">57</text:span></text:p>
          </draw:text-box>
        </draw:frame>
        <draw:frame draw:style-name="gr2" draw:text-style-name="P3" draw:layer="layout" svg:width="0.586cm" svg:height="0.623cm" svg:x="6.436cm" svg:y="13.814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7.35cm" svg:y="13.7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7.594cm" svg:y="19.091cm">
          <draw:text-box>
            <text:p text:style-name="P2"><text:span text:style-name="T1">1</text:span></text:p>
          </draw:text-box>
        </draw:frame>
        <draw:frame draw:style-name="gr2" draw:text-style-name="P3" draw:layer="layout" svg:width="0.294cm" svg:height="0.623cm" svg:x="12.886cm" svg:y="19.091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7.494cm" svg:y="13.814cm">
          <draw:text-box>
            <text:p text:style-name="P2"><text:span text:style-name="T1">57</text:span></text:p>
          </draw:text-box>
        </draw:frame>
        <draw:frame draw:style-name="gr2" draw:text-style-name="P3" draw:layer="layout" svg:width="0.586cm" svg:height="0.623cm" svg:x="12.786cm" svg:y="13.814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13.7cm" svg:y="13.7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3.944cm" svg:y="19.091cm">
          <draw:text-box>
            <text:p text:style-name="P2"><text:span text:style-name="T1">1</text:span></text:p>
          </draw:text-box>
        </draw:frame>
        <draw:frame draw:style-name="gr2" draw:text-style-name="P3" draw:layer="layout" svg:width="0.294cm" svg:height="0.623cm" svg:x="19.236cm" svg:y="19.091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13.844cm" svg:y="13.814cm">
          <draw:text-box>
            <text:p text:style-name="P2"><text:span text:style-name="T1">57</text:span></text:p>
          </draw:text-box>
        </draw:frame>
        <draw:frame draw:style-name="gr2" draw:text-style-name="P3" draw:layer="layout" svg:width="0.586cm" svg:height="0.623cm" svg:x="19.136cm" svg:y="13.814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20.05cm" svg:y="13.7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20.294cm" svg:y="19.091cm">
          <draw:text-box>
            <text:p text:style-name="P2"><text:span text:style-name="T1">1</text:span></text:p>
          </draw:text-box>
        </draw:frame>
        <draw:frame draw:style-name="gr2" draw:text-style-name="P3" draw:layer="layout" svg:width="0.294cm" svg:height="0.623cm" svg:x="25.586cm" svg:y="19.091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20.194cm" svg:y="13.814cm">
          <draw:text-box>
            <text:p text:style-name="P2"><text:span text:style-name="T1">57</text:span></text:p>
          </draw:text-box>
        </draw:frame>
        <draw:frame draw:style-name="gr2" draw:text-style-name="P3" draw:layer="layout" svg:width="0.586cm" svg:height="0.623cm" svg:x="25.486cm" svg:y="13.814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1cm" svg:y="7.35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.244cm" svg:y="12.741cm">
          <draw:text-box>
            <text:p text:style-name="P2"><text:span text:style-name="T1">1</text:span></text:p>
          </draw:text-box>
        </draw:frame>
        <draw:frame draw:style-name="gr2" draw:text-style-name="P3" draw:layer="layout" svg:width="0.294cm" svg:height="0.623cm" svg:x="6.536cm" svg:y="12.741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1.144cm" svg:y="7.464cm">
          <draw:text-box>
            <text:p text:style-name="P2"><text:span text:style-name="T1">57</text:span></text:p>
          </draw:text-box>
        </draw:frame>
        <draw:frame draw:style-name="gr2" draw:text-style-name="P3" draw:layer="layout" svg:width="0.586cm" svg:height="0.623cm" svg:x="6.436cm" svg:y="7.464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7.35cm" svg:y="7.35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7.594cm" svg:y="12.741cm">
          <draw:text-box>
            <text:p text:style-name="P2"><text:span text:style-name="T1">1</text:span></text:p>
          </draw:text-box>
        </draw:frame>
        <draw:frame draw:style-name="gr2" draw:text-style-name="P3" draw:layer="layout" svg:width="0.294cm" svg:height="0.623cm" svg:x="12.886cm" svg:y="12.741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7.494cm" svg:y="7.464cm">
          <draw:text-box>
            <text:p text:style-name="P2"><text:span text:style-name="T1">57</text:span></text:p>
          </draw:text-box>
        </draw:frame>
        <draw:frame draw:style-name="gr2" draw:text-style-name="P3" draw:layer="layout" svg:width="0.586cm" svg:height="0.623cm" svg:x="12.786cm" svg:y="7.464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13.7cm" svg:y="7.35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3.944cm" svg:y="12.741cm">
          <draw:text-box>
            <text:p text:style-name="P2"><text:span text:style-name="T1">1</text:span></text:p>
          </draw:text-box>
        </draw:frame>
        <draw:frame draw:style-name="gr2" draw:text-style-name="P3" draw:layer="layout" svg:width="0.294cm" svg:height="0.623cm" svg:x="19.236cm" svg:y="12.741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13.844cm" svg:y="7.464cm">
          <draw:text-box>
            <text:p text:style-name="P2"><text:span text:style-name="T1">57</text:span></text:p>
          </draw:text-box>
        </draw:frame>
        <draw:frame draw:style-name="gr2" draw:text-style-name="P3" draw:layer="layout" svg:width="0.586cm" svg:height="0.623cm" svg:x="19.136cm" svg:y="7.464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20.05cm" svg:y="7.35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20.294cm" svg:y="12.741cm">
          <draw:text-box>
            <text:p text:style-name="P2"><text:span text:style-name="T1">1</text:span></text:p>
          </draw:text-box>
        </draw:frame>
        <draw:frame draw:style-name="gr2" draw:text-style-name="P3" draw:layer="layout" svg:width="0.294cm" svg:height="0.623cm" svg:x="25.586cm" svg:y="12.741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20.194cm" svg:y="7.464cm">
          <draw:text-box>
            <text:p text:style-name="P2"><text:span text:style-name="T1">57</text:span></text:p>
          </draw:text-box>
        </draw:frame>
        <draw:frame draw:style-name="gr2" draw:text-style-name="P3" draw:layer="layout" svg:width="0.586cm" svg:height="0.623cm" svg:x="25.486cm" svg:y="7.464cm">
          <draw:text-box>
            <text:p text:style-name="P2"><text:span text:style-name="T1">64</text:span></text:p>
          </draw:text-box>
        </draw:frame>
        <draw:frame draw:style-name="gr3" draw:text-style-name="P5" draw:layer="layout" svg:width="1.277cm" svg:height="1.898cm" svg:x="3.365cm" svg:y="15.739cm">
          <draw:text-box>
            <text:p text:style-name="P4"><text:span text:style-name="T2">1</text:span></text:p>
          </draw:text-box>
        </draw:frame>
        <draw:frame draw:style-name="gr3" draw:text-style-name="P5" draw:layer="layout" svg:width="1.277cm" svg:height="1.898cm" svg:x="9.335cm" svg:y="15.558cm">
          <draw:text-box>
            <text:p text:style-name="P4"><text:span text:style-name="T2">2</text:span></text:p>
          </draw:text-box>
        </draw:frame>
        <draw:frame draw:style-name="gr3" draw:text-style-name="P5" draw:layer="layout" svg:width="1.277cm" svg:height="1.898cm" svg:x="16.354cm" svg:y="15.558cm">
          <draw:text-box>
            <text:p text:style-name="P4"><text:span text:style-name="T2">3</text:span></text:p>
          </draw:text-box>
        </draw:frame>
        <draw:frame draw:style-name="gr3" draw:text-style-name="P5" draw:layer="layout" svg:width="1.277cm" svg:height="1.898cm" svg:x="22.614cm" svg:y="15.558cm">
          <draw:text-box>
            <text:p text:style-name="P4"><text:span text:style-name="T2">4</text:span></text:p>
          </draw:text-box>
        </draw:frame>
        <draw:frame draw:style-name="gr4" draw:text-style-name="P5" draw:layer="layout" svg:width="1.277cm" svg:height="1.898cm" svg:x="3.365cm" svg:y="9.479cm">
          <draw:text-box>
            <text:p text:style-name="P4"><text:span text:style-name="T2">8</text:span></text:p>
          </draw:text-box>
        </draw:frame>
        <draw:frame draw:style-name="gr4" draw:text-style-name="P5" draw:layer="layout" svg:width="1.277cm" svg:height="1.898cm" svg:x="9.335cm" svg:y="9.298cm">
          <draw:text-box>
            <text:p text:style-name="P4"><text:span text:style-name="T2">7</text:span></text:p>
          </draw:text-box>
        </draw:frame>
        <draw:frame draw:style-name="gr4" draw:text-style-name="P5" draw:layer="layout" svg:width="1.277cm" svg:height="1.898cm" svg:x="16.354cm" svg:y="9.298cm">
          <draw:text-box>
            <text:p text:style-name="P4"><text:span text:style-name="T2">6</text:span></text:p>
          </draw:text-box>
        </draw:frame>
        <draw:frame draw:style-name="gr4" draw:text-style-name="P5" draw:layer="layout" svg:width="1.277cm" svg:height="1.898cm" svg:x="22.614cm" svg:y="9.298cm">
          <draw:text-box>
            <text:p text:style-name="P4"><text:span text:style-name="T2">5</text:span></text:p>
          </draw:text-box>
        </draw:frame>
        <draw:frame draw:style-name="gr1" draw:text-style-name="P1" draw:layer="layout" svg:width="6.096cm" svg:height="6.096cm" svg:x="1cm" svg:y="1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.244cm" svg:y="6.391cm">
          <draw:text-box>
            <text:p text:style-name="P2"><text:span text:style-name="T1">1</text:span></text:p>
          </draw:text-box>
        </draw:frame>
        <draw:frame draw:style-name="gr2" draw:text-style-name="P3" draw:layer="layout" svg:width="0.294cm" svg:height="0.623cm" svg:x="6.536cm" svg:y="6.391cm">
          <draw:text-box>
            <text:p text:style-name="P2"><text:span text:style-name="T1">8</text:span></text:p>
          </draw:text-box>
        </draw:frame>
        <draw:frame draw:style-name="gr2" draw:text-style-name="P7" draw:layer="layout" svg:width="0.586cm" svg:height="0.623cm" svg:x="1.144cm" svg:y="1.114cm">
          <draw:text-box>
            <text:p text:style-name="P6"><text:span text:style-name="T3">57</text:span></text:p>
          </draw:text-box>
        </draw:frame>
        <draw:frame draw:style-name="gr2" draw:text-style-name="P7" draw:layer="layout" svg:width="0.586cm" svg:height="0.623cm" svg:x="6.436cm" svg:y="1.114cm">
          <draw:text-box>
            <text:p text:style-name="P6"><text:span text:style-name="T3">64</text:span></text:p>
          </draw:text-box>
        </draw:frame>
        <draw:frame draw:style-name="gr1" draw:text-style-name="P1" draw:layer="layout" svg:width="6.096cm" svg:height="6.096cm" svg:x="7.35cm" svg:y="1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7.594cm" svg:y="6.391cm">
          <draw:text-box>
            <text:p text:style-name="P2"><text:span text:style-name="T1">1</text:span></text:p>
          </draw:text-box>
        </draw:frame>
        <draw:frame draw:style-name="gr2" draw:text-style-name="P3" draw:layer="layout" svg:width="0.294cm" svg:height="0.623cm" svg:x="12.886cm" svg:y="6.391cm">
          <draw:text-box>
            <text:p text:style-name="P2"><text:span text:style-name="T1">8</text:span></text:p>
          </draw:text-box>
        </draw:frame>
        <draw:frame draw:style-name="gr2" draw:text-style-name="P7" draw:layer="layout" svg:width="0.586cm" svg:height="0.623cm" svg:x="7.494cm" svg:y="1.114cm">
          <draw:text-box>
            <text:p text:style-name="P6"><text:span text:style-name="T3">57</text:span></text:p>
          </draw:text-box>
        </draw:frame>
        <draw:frame draw:style-name="gr2" draw:text-style-name="P7" draw:layer="layout" svg:width="0.586cm" svg:height="0.623cm" svg:x="12.786cm" svg:y="1.114cm">
          <draw:text-box>
            <text:p text:style-name="P6"><text:span text:style-name="T3">64</text:span></text:p>
          </draw:text-box>
        </draw:frame>
        <draw:frame draw:style-name="gr1" draw:text-style-name="P1" draw:layer="layout" svg:width="6.096cm" svg:height="6.096cm" svg:x="13.7cm" svg:y="1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3.944cm" svg:y="6.391cm">
          <draw:text-box>
            <text:p text:style-name="P2"><text:span text:style-name="T1">1</text:span></text:p>
          </draw:text-box>
        </draw:frame>
        <draw:frame draw:style-name="gr2" draw:text-style-name="P3" draw:layer="layout" svg:width="0.294cm" svg:height="0.623cm" svg:x="19.236cm" svg:y="6.391cm">
          <draw:text-box>
            <text:p text:style-name="P2"><text:span text:style-name="T1">8</text:span></text:p>
          </draw:text-box>
        </draw:frame>
        <draw:frame draw:style-name="gr2" draw:text-style-name="P7" draw:layer="layout" svg:width="0.586cm" svg:height="0.623cm" svg:x="13.844cm" svg:y="1.114cm">
          <draw:text-box>
            <text:p text:style-name="P6"><text:span text:style-name="T3">57</text:span></text:p>
          </draw:text-box>
        </draw:frame>
        <draw:frame draw:style-name="gr2" draw:text-style-name="P7" draw:layer="layout" svg:width="0.586cm" svg:height="0.623cm" svg:x="19.136cm" svg:y="1.114cm">
          <draw:text-box>
            <text:p text:style-name="P6"><text:span text:style-name="T3">64</text:span></text:p>
          </draw:text-box>
        </draw:frame>
        <draw:frame draw:style-name="gr1" draw:text-style-name="P1" draw:layer="layout" svg:width="6.096cm" svg:height="6.096cm" svg:x="20.05cm" svg:y="1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20.294cm" svg:y="6.391cm">
          <draw:text-box>
            <text:p text:style-name="P2"><text:span text:style-name="T1">1</text:span></text:p>
          </draw:text-box>
        </draw:frame>
        <draw:frame draw:style-name="gr2" draw:text-style-name="P3" draw:layer="layout" svg:width="0.294cm" svg:height="0.623cm" svg:x="25.586cm" svg:y="6.391cm">
          <draw:text-box>
            <text:p text:style-name="P2"><text:span text:style-name="T1">8</text:span></text:p>
          </draw:text-box>
        </draw:frame>
        <draw:frame draw:style-name="gr2" draw:text-style-name="P7" draw:layer="layout" svg:width="0.586cm" svg:height="0.623cm" svg:x="20.194cm" svg:y="1.114cm">
          <draw:text-box>
            <text:p text:style-name="P6"><text:span text:style-name="T3">57</text:span></text:p>
          </draw:text-box>
        </draw:frame>
        <draw:frame draw:style-name="gr2" draw:text-style-name="P7" draw:layer="layout" svg:width="0.586cm" svg:height="0.623cm" svg:x="25.486cm" svg:y="1.114cm">
          <draw:text-box>
            <text:p text:style-name="P6"><text:span text:style-name="T3">64</text:span></text:p>
          </draw:text-box>
        </draw:frame>
        <draw:frame draw:style-name="gr4" draw:text-style-name="P5" draw:layer="layout" svg:width="1.277cm" svg:height="1.898cm" svg:x="3.365cm" svg:y="3.129cm">
          <draw:text-box>
            <text:p text:style-name="P4"><text:span text:style-name="T2">9</text:span></text:p>
          </draw:text-box>
        </draw:frame>
        <draw:frame draw:style-name="gr4" draw:text-style-name="P5" draw:layer="layout" svg:width="2.051cm" svg:height="1.898cm" svg:x="9.335cm" svg:y="2.948cm">
          <draw:text-box>
            <text:p text:style-name="P4"><text:span text:style-name="T2">10</text:span></text:p>
          </draw:text-box>
        </draw:frame>
        <draw:frame draw:style-name="gr4" draw:text-style-name="P5" draw:layer="layout" svg:width="2.051cm" svg:height="1.898cm" svg:x="16.354cm" svg:y="2.948cm">
          <draw:text-box>
            <text:p text:style-name="P4"><text:span text:style-name="T2">11</text:span></text:p>
          </draw:text-box>
        </draw:frame>
        <draw:frame draw:style-name="gr4" draw:text-style-name="P5" draw:layer="layout" svg:width="2.051cm" svg:height="1.898cm" svg:x="22.614cm" svg:y="2.948cm">
          <draw:text-box>
            <text:p text:style-name="P4"><text:span text:style-name="T2">12</text:span></text:p>
          </draw:text-box>
        </draw:frame>
      </draw:page>
      <draw:page draw:name="page2" draw:style-name="dp1" draw:master-page-name="Default">
        <draw:frame draw:style-name="gr1" draw:text-style-name="P1" draw:layer="layout" svg:width="6.096cm" svg:height="6.096cm" svg:x="0.999cm" svg:y="13.69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.243cm" svg:y="19.0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6.535cm" svg:y="19.09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1.143cm" svg:y="13.813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6.435cm" svg:y="13.813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7.349cm" svg:y="13.69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7.593cm" svg:y="19.0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12.885cm" svg:y="19.09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7.493cm" svg:y="13.813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12.785cm" svg:y="13.813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13.699cm" svg:y="13.69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3.943cm" svg:y="19.0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19.235cm" svg:y="19.09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13.843cm" svg:y="13.813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19.135cm" svg:y="13.813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20.049cm" svg:y="13.69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20.293cm" svg:y="19.0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25.585cm" svg:y="19.09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20.193cm" svg:y="13.813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25.485cm" svg:y="13.813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draw:transform="rotate (-3.14159265358979) translate (26.147cm 13.447cm)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draw:transform="rotate (-3.14159265358979) translate (25.903cm 8.056cm)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draw:transform="rotate (-3.14159265358979) translate (20.611cm 8.056cm)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draw:transform="rotate (-3.14159265358979) translate (26.003cm 13.333cm)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draw:transform="rotate (-3.14159265358979) translate (20.711cm 13.333cm)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draw:transform="rotate (-3.14159265358979) translate (19.797cm 13.447cm)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draw:transform="rotate (-3.14159265358979) translate (19.553cm 8.056cm)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draw:transform="rotate (-3.14159265358979) translate (14.261cm 8.056cm)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draw:transform="rotate (-3.14159265358979) translate (19.653cm 13.333cm)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draw:transform="rotate (-3.14159265358979) translate (14.361cm 13.333cm)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draw:transform="rotate (-3.14159265358979) translate (13.447cm 13.447cm)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draw:transform="rotate (-3.14159265358979) translate (13.203cm 8.056cm)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draw:transform="rotate (-3.14159265358979) translate (7.911cm 8.056cm)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draw:transform="rotate (-3.14159265358979) translate (13.303cm 13.333cm)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draw:transform="rotate (-3.14159265358979) translate (8.011cm 13.333cm)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draw:transform="rotate (-3.14159265358979) translate (7.097cm 13.447cm)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draw:transform="rotate (-3.14159265358979) translate (6.853cm 8.056cm)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draw:transform="rotate (-3.14159265358979) translate (1.561cm 8.056cm)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draw:transform="rotate (-3.14159265358979) translate (6.953cm 13.333cm)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draw:transform="rotate (-3.14159265358979) translate (1.661cm 13.333cm)">
          <draw:text-box>
            <text:p text:style-name="P2"><text:span text:style-name="T1">64</text:span></text:p>
          </draw:text-box>
        </draw:frame>
        <draw:frame draw:style-name="gr3" draw:text-style-name="P5" draw:layer="layout" svg:width="1.277cm" svg:height="1.898cm" svg:x="3.364cm" svg:y="15.738cm">
          <draw:text-box>
            <text:p text:style-name="P4"><text:span text:style-name="T2">1</text:span></text:p>
          </draw:text-box>
        </draw:frame>
        <draw:frame draw:style-name="gr3" draw:text-style-name="P5" draw:layer="layout" svg:width="1.277cm" svg:height="1.898cm" svg:x="9.334cm" svg:y="15.557cm">
          <draw:text-box>
            <text:p text:style-name="P4"><text:span text:style-name="T2">2</text:span></text:p>
          </draw:text-box>
        </draw:frame>
        <draw:frame draw:style-name="gr3" draw:text-style-name="P5" draw:layer="layout" svg:width="1.277cm" svg:height="1.898cm" svg:x="16.353cm" svg:y="15.557cm">
          <draw:text-box>
            <text:p text:style-name="P4"><text:span text:style-name="T2">3</text:span></text:p>
          </draw:text-box>
        </draw:frame>
        <draw:frame draw:style-name="gr3" draw:text-style-name="P5" draw:layer="layout" svg:width="1.277cm" svg:height="1.898cm" svg:x="22.613cm" svg:y="15.557cm">
          <draw:text-box>
            <text:p text:style-name="P4"><text:span text:style-name="T2">4</text:span></text:p>
          </draw:text-box>
        </draw:frame>
        <draw:frame draw:style-name="gr4" draw:text-style-name="P5" draw:layer="layout" svg:width="1.277cm" svg:height="1.898cm" draw:transform="rotate (-3.14159265358979) translate (23.782cm 11.318cm)">
          <draw:text-box>
            <text:p text:style-name="P4"><text:span text:style-name="T2">5</text:span></text:p>
          </draw:text-box>
        </draw:frame>
        <draw:frame draw:style-name="gr4" draw:text-style-name="P5" draw:layer="layout" svg:width="1.277cm" svg:height="1.898cm" draw:transform="rotate (-3.14159265358979) translate (17.812cm 11.499cm)">
          <draw:text-box>
            <text:p text:style-name="P4"><text:span text:style-name="T2">6</text:span></text:p>
          </draw:text-box>
        </draw:frame>
        <draw:frame draw:style-name="gr4" draw:text-style-name="P5" draw:layer="layout" svg:width="1.277cm" svg:height="1.898cm" draw:transform="rotate (-3.14159265358979) translate (10.793cm 11.499cm)">
          <draw:text-box>
            <text:p text:style-name="P4"><text:span text:style-name="T2">7</text:span></text:p>
          </draw:text-box>
        </draw:frame>
        <draw:frame draw:style-name="gr4" draw:text-style-name="P5" draw:layer="layout" svg:width="1.277cm" svg:height="1.898cm" draw:transform="rotate (-3.14159265358979) translate (4.533cm 11.499cm)">
          <draw:text-box>
            <text:p text:style-name="P4"><text:span text:style-name="T2">8</text:span></text:p>
          </draw:text-box>
        </draw:frame>
        <draw:frame draw:style-name="gr1" draw:text-style-name="P1" draw:layer="layout" svg:width="6.096cm" svg:height="6.096cm" svg:x="0.999cm" svg:y="0.99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.243cm" svg:y="6.3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6.535cm" svg:y="6.39cm">
          <draw:text-box>
            <text:p text:style-name="P2"><text:span text:style-name="T1">57</text:span></text:p>
          </draw:text-box>
        </draw:frame>
        <draw:frame draw:style-name="gr2" draw:text-style-name="P7" draw:layer="layout" svg:width="0.294cm" svg:height="0.623cm" svg:x="1.143cm" svg:y="1.113cm">
          <draw:text-box>
            <text:p text:style-name="P6"><text:span text:style-name="T3">8</text:span></text:p>
          </draw:text-box>
        </draw:frame>
        <draw:frame draw:style-name="gr2" draw:text-style-name="P7" draw:layer="layout" svg:width="0.586cm" svg:height="0.623cm" svg:x="6.435cm" svg:y="1.113cm">
          <draw:text-box>
            <text:p text:style-name="P6"><text:span text:style-name="T3">64</text:span></text:p>
          </draw:text-box>
        </draw:frame>
        <draw:frame draw:style-name="gr1" draw:text-style-name="P1" draw:layer="layout" svg:width="6.096cm" svg:height="6.096cm" svg:x="7.349cm" svg:y="0.99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7.593cm" svg:y="6.3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12.885cm" svg:y="6.39cm">
          <draw:text-box>
            <text:p text:style-name="P2"><text:span text:style-name="T1">57</text:span></text:p>
          </draw:text-box>
        </draw:frame>
        <draw:frame draw:style-name="gr2" draw:text-style-name="P7" draw:layer="layout" svg:width="0.294cm" svg:height="0.623cm" svg:x="7.493cm" svg:y="1.113cm">
          <draw:text-box>
            <text:p text:style-name="P6"><text:span text:style-name="T3">8</text:span></text:p>
          </draw:text-box>
        </draw:frame>
        <draw:frame draw:style-name="gr2" draw:text-style-name="P7" draw:layer="layout" svg:width="0.586cm" svg:height="0.623cm" svg:x="12.785cm" svg:y="1.113cm">
          <draw:text-box>
            <text:p text:style-name="P6"><text:span text:style-name="T3">64</text:span></text:p>
          </draw:text-box>
        </draw:frame>
        <draw:frame draw:style-name="gr1" draw:text-style-name="P1" draw:layer="layout" svg:width="6.096cm" svg:height="6.096cm" svg:x="13.699cm" svg:y="0.99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3.943cm" svg:y="6.3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19.235cm" svg:y="6.39cm">
          <draw:text-box>
            <text:p text:style-name="P2"><text:span text:style-name="T1">57</text:span></text:p>
          </draw:text-box>
        </draw:frame>
        <draw:frame draw:style-name="gr2" draw:text-style-name="P7" draw:layer="layout" svg:width="0.294cm" svg:height="0.623cm" svg:x="13.843cm" svg:y="1.113cm">
          <draw:text-box>
            <text:p text:style-name="P6"><text:span text:style-name="T3">8</text:span></text:p>
          </draw:text-box>
        </draw:frame>
        <draw:frame draw:style-name="gr2" draw:text-style-name="P7" draw:layer="layout" svg:width="0.586cm" svg:height="0.623cm" svg:x="19.135cm" svg:y="1.113cm">
          <draw:text-box>
            <text:p text:style-name="P6"><text:span text:style-name="T3">64</text:span></text:p>
          </draw:text-box>
        </draw:frame>
        <draw:frame draw:style-name="gr1" draw:text-style-name="P1" draw:layer="layout" svg:width="6.096cm" svg:height="6.096cm" svg:x="20.049cm" svg:y="0.99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20.293cm" svg:y="6.3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25.585cm" svg:y="6.39cm">
          <draw:text-box>
            <text:p text:style-name="P2"><text:span text:style-name="T1">57</text:span></text:p>
          </draw:text-box>
        </draw:frame>
        <draw:frame draw:style-name="gr2" draw:text-style-name="P7" draw:layer="layout" svg:width="0.294cm" svg:height="0.623cm" svg:x="20.193cm" svg:y="1.113cm">
          <draw:text-box>
            <text:p text:style-name="P6"><text:span text:style-name="T3">8</text:span></text:p>
          </draw:text-box>
        </draw:frame>
        <draw:frame draw:style-name="gr2" draw:text-style-name="P7" draw:layer="layout" svg:width="0.586cm" svg:height="0.623cm" svg:x="25.485cm" svg:y="1.113cm">
          <draw:text-box>
            <text:p text:style-name="P6"><text:span text:style-name="T3">64</text:span></text:p>
          </draw:text-box>
        </draw:frame>
        <draw:frame draw:style-name="gr4" draw:text-style-name="P5" draw:layer="layout" svg:width="1.277cm" svg:height="1.898cm" svg:x="3.364cm" svg:y="3.128cm">
          <draw:text-box>
            <text:p text:style-name="P4"><text:span text:style-name="T2">9</text:span></text:p>
          </draw:text-box>
        </draw:frame>
        <draw:frame draw:style-name="gr4" draw:text-style-name="P5" draw:layer="layout" svg:width="2.051cm" svg:height="1.898cm" svg:x="9.334cm" svg:y="2.947cm">
          <draw:text-box>
            <text:p text:style-name="P4"><text:span text:style-name="T2">10</text:span></text:p>
          </draw:text-box>
        </draw:frame>
        <draw:frame draw:style-name="gr4" draw:text-style-name="P5" draw:layer="layout" svg:width="2.051cm" svg:height="1.898cm" svg:x="16.353cm" svg:y="2.947cm">
          <draw:text-box>
            <text:p text:style-name="P4"><text:span text:style-name="T2">11</text:span></text:p>
          </draw:text-box>
        </draw:frame>
        <draw:frame draw:style-name="gr4" draw:text-style-name="P5" draw:layer="layout" svg:width="2.051cm" svg:height="1.898cm" svg:x="22.613cm" svg:y="2.947cm">
          <draw:text-box>
            <text:p text:style-name="P4"><text:span text:style-name="T2">12</text:span></text:p>
          </draw:text-box>
        </draw:frame>
      </draw:page>
      <draw:page draw:name="page3" draw:style-name="dp1" draw:master-page-name="Default">
        <draw:frame draw:style-name="gr1" draw:text-style-name="P1" draw:layer="layout" svg:width="6.096cm" svg:height="6.096cm" svg:x="0.999cm" svg:y="13.69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.243cm" svg:y="19.0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6.535cm" svg:y="19.09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1.143cm" svg:y="13.813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6.435cm" svg:y="13.813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7.349cm" svg:y="13.69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7.593cm" svg:y="19.0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12.885cm" svg:y="19.09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7.493cm" svg:y="13.813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12.785cm" svg:y="13.813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13.699cm" svg:y="13.69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3.943cm" svg:y="19.0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19.235cm" svg:y="19.09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13.843cm" svg:y="13.813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19.135cm" svg:y="13.813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20.049cm" svg:y="13.69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20.293cm" svg:y="19.0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25.585cm" svg:y="19.09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20.193cm" svg:y="13.813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25.485cm" svg:y="13.813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0.999cm" svg:y="7.34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.243cm" svg:y="12.74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6.535cm" svg:y="12.74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1.143cm" svg:y="7.463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6.435cm" svg:y="7.463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7.349cm" svg:y="7.34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7.593cm" svg:y="12.74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12.885cm" svg:y="12.74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7.493cm" svg:y="7.463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12.785cm" svg:y="7.463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13.699cm" svg:y="7.34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3.943cm" svg:y="12.74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19.235cm" svg:y="12.74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13.843cm" svg:y="7.463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19.135cm" svg:y="7.463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20.049cm" svg:y="7.34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20.293cm" svg:y="12.74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25.585cm" svg:y="12.74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20.193cm" svg:y="7.463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25.485cm" svg:y="7.463cm">
          <draw:text-box>
            <text:p text:style-name="P2"><text:span text:style-name="T1">64</text:span></text:p>
          </draw:text-box>
        </draw:frame>
        <draw:frame draw:style-name="gr3" draw:text-style-name="P5" draw:layer="layout" svg:width="1.277cm" svg:height="1.898cm" svg:x="3.364cm" svg:y="15.738cm">
          <draw:text-box>
            <text:p text:style-name="P4"><text:span text:style-name="T2">1</text:span></text:p>
          </draw:text-box>
        </draw:frame>
        <draw:frame draw:style-name="gr3" draw:text-style-name="P5" draw:layer="layout" svg:width="1.277cm" svg:height="1.898cm" svg:x="9.334cm" svg:y="15.557cm">
          <draw:text-box>
            <text:p text:style-name="P4"><text:span text:style-name="T2">2</text:span></text:p>
          </draw:text-box>
        </draw:frame>
        <draw:frame draw:style-name="gr3" draw:text-style-name="P5" draw:layer="layout" svg:width="1.277cm" svg:height="1.898cm" svg:x="16.353cm" svg:y="15.557cm">
          <draw:text-box>
            <text:p text:style-name="P4"><text:span text:style-name="T2">3</text:span></text:p>
          </draw:text-box>
        </draw:frame>
        <draw:frame draw:style-name="gr3" draw:text-style-name="P5" draw:layer="layout" svg:width="1.277cm" svg:height="1.898cm" svg:x="22.613cm" svg:y="15.557cm">
          <draw:text-box>
            <text:p text:style-name="P4"><text:span text:style-name="T2">4</text:span></text:p>
          </draw:text-box>
        </draw:frame>
        <draw:frame draw:style-name="gr4" draw:text-style-name="P5" draw:layer="layout" svg:width="1.277cm" svg:height="1.898cm" svg:x="3.364cm" svg:y="9.478cm">
          <draw:text-box>
            <text:p text:style-name="P4"><text:span text:style-name="T2">8</text:span></text:p>
          </draw:text-box>
        </draw:frame>
        <draw:frame draw:style-name="gr4" draw:text-style-name="P5" draw:layer="layout" svg:width="1.277cm" svg:height="1.898cm" svg:x="9.334cm" svg:y="9.297cm">
          <draw:text-box>
            <text:p text:style-name="P4"><text:span text:style-name="T2">7</text:span></text:p>
          </draw:text-box>
        </draw:frame>
        <draw:frame draw:style-name="gr4" draw:text-style-name="P5" draw:layer="layout" svg:width="1.277cm" svg:height="1.898cm" svg:x="16.353cm" svg:y="9.297cm">
          <draw:text-box>
            <text:p text:style-name="P4"><text:span text:style-name="T2">6</text:span></text:p>
          </draw:text-box>
        </draw:frame>
        <draw:frame draw:style-name="gr4" draw:text-style-name="P5" draw:layer="layout" svg:width="1.277cm" svg:height="1.898cm" svg:x="22.613cm" svg:y="9.297cm">
          <draw:text-box>
            <text:p text:style-name="P4"><text:span text:style-name="T2">5</text:span></text:p>
          </draw:text-box>
        </draw:frame>
        <draw:frame draw:style-name="gr1" draw:text-style-name="P1" draw:layer="layout" svg:width="6.096cm" svg:height="6.096cm" svg:x="0.999cm" svg:y="0.99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.243cm" svg:y="6.3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6.535cm" svg:y="6.39cm">
          <draw:text-box>
            <text:p text:style-name="P2"><text:span text:style-name="T1">57</text:span></text:p>
          </draw:text-box>
        </draw:frame>
        <draw:frame draw:style-name="gr2" draw:text-style-name="P7" draw:layer="layout" svg:width="0.294cm" svg:height="0.623cm" svg:x="1.143cm" svg:y="1.113cm">
          <draw:text-box>
            <text:p text:style-name="P6"><text:span text:style-name="T3">8</text:span></text:p>
          </draw:text-box>
        </draw:frame>
        <draw:frame draw:style-name="gr2" draw:text-style-name="P7" draw:layer="layout" svg:width="0.586cm" svg:height="0.623cm" svg:x="6.435cm" svg:y="1.113cm">
          <draw:text-box>
            <text:p text:style-name="P6"><text:span text:style-name="T3">64</text:span></text:p>
          </draw:text-box>
        </draw:frame>
        <draw:frame draw:style-name="gr1" draw:text-style-name="P1" draw:layer="layout" svg:width="6.096cm" svg:height="6.096cm" svg:x="7.349cm" svg:y="0.99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7.593cm" svg:y="6.3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12.885cm" svg:y="6.39cm">
          <draw:text-box>
            <text:p text:style-name="P2"><text:span text:style-name="T1">57</text:span></text:p>
          </draw:text-box>
        </draw:frame>
        <draw:frame draw:style-name="gr2" draw:text-style-name="P7" draw:layer="layout" svg:width="0.294cm" svg:height="0.623cm" svg:x="7.493cm" svg:y="1.113cm">
          <draw:text-box>
            <text:p text:style-name="P6"><text:span text:style-name="T3">8</text:span></text:p>
          </draw:text-box>
        </draw:frame>
        <draw:frame draw:style-name="gr2" draw:text-style-name="P7" draw:layer="layout" svg:width="0.586cm" svg:height="0.623cm" svg:x="12.785cm" svg:y="1.113cm">
          <draw:text-box>
            <text:p text:style-name="P6"><text:span text:style-name="T3">64</text:span></text:p>
          </draw:text-box>
        </draw:frame>
        <draw:frame draw:style-name="gr1" draw:text-style-name="P1" draw:layer="layout" svg:width="6.096cm" svg:height="6.096cm" svg:x="13.699cm" svg:y="0.99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3.943cm" svg:y="6.3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19.235cm" svg:y="6.39cm">
          <draw:text-box>
            <text:p text:style-name="P2"><text:span text:style-name="T1">57</text:span></text:p>
          </draw:text-box>
        </draw:frame>
        <draw:frame draw:style-name="gr2" draw:text-style-name="P7" draw:layer="layout" svg:width="0.294cm" svg:height="0.623cm" svg:x="13.843cm" svg:y="1.113cm">
          <draw:text-box>
            <text:p text:style-name="P6"><text:span text:style-name="T3">8</text:span></text:p>
          </draw:text-box>
        </draw:frame>
        <draw:frame draw:style-name="gr2" draw:text-style-name="P7" draw:layer="layout" svg:width="0.586cm" svg:height="0.623cm" svg:x="19.135cm" svg:y="1.113cm">
          <draw:text-box>
            <text:p text:style-name="P6"><text:span text:style-name="T3">64</text:span></text:p>
          </draw:text-box>
        </draw:frame>
        <draw:frame draw:style-name="gr1" draw:text-style-name="P1" draw:layer="layout" svg:width="6.096cm" svg:height="6.096cm" svg:x="20.049cm" svg:y="0.999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20.293cm" svg:y="6.3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25.585cm" svg:y="6.39cm">
          <draw:text-box>
            <text:p text:style-name="P2"><text:span text:style-name="T1">57</text:span></text:p>
          </draw:text-box>
        </draw:frame>
        <draw:frame draw:style-name="gr2" draw:text-style-name="P7" draw:layer="layout" svg:width="0.294cm" svg:height="0.623cm" svg:x="20.193cm" svg:y="1.113cm">
          <draw:text-box>
            <text:p text:style-name="P6"><text:span text:style-name="T3">8</text:span></text:p>
          </draw:text-box>
        </draw:frame>
        <draw:frame draw:style-name="gr2" draw:text-style-name="P7" draw:layer="layout" svg:width="0.586cm" svg:height="0.623cm" svg:x="25.485cm" svg:y="1.113cm">
          <draw:text-box>
            <text:p text:style-name="P6"><text:span text:style-name="T3">64</text:span></text:p>
          </draw:text-box>
        </draw:frame>
        <draw:frame draw:style-name="gr4" draw:text-style-name="P5" draw:layer="layout" svg:width="1.277cm" svg:height="1.898cm" svg:x="3.364cm" svg:y="3.128cm">
          <draw:text-box>
            <text:p text:style-name="P4"><text:span text:style-name="T2">9</text:span></text:p>
          </draw:text-box>
        </draw:frame>
        <draw:frame draw:style-name="gr4" draw:text-style-name="P5" draw:layer="layout" svg:width="2.051cm" svg:height="1.898cm" svg:x="9.334cm" svg:y="2.947cm">
          <draw:text-box>
            <text:p text:style-name="P4"><text:span text:style-name="T2">10</text:span></text:p>
          </draw:text-box>
        </draw:frame>
        <draw:frame draw:style-name="gr4" draw:text-style-name="P5" draw:layer="layout" svg:width="2.051cm" svg:height="1.898cm" svg:x="16.353cm" svg:y="2.947cm">
          <draw:text-box>
            <text:p text:style-name="P4"><text:span text:style-name="T2">11</text:span></text:p>
          </draw:text-box>
        </draw:frame>
        <draw:frame draw:style-name="gr4" draw:text-style-name="P5" draw:layer="layout" svg:width="2.051cm" svg:height="1.898cm" svg:x="22.613cm" svg:y="2.947cm">
          <draw:text-box>
            <text:p text:style-name="P4"><text:span text:style-name="T2">12</text:span></text:p>
          </draw:text-box>
        </draw:frame>
      </draw:page>
      <draw:page draw:name="page4" draw:style-name="dp1" draw:master-page-name="Default">
        <draw:frame draw:style-name="gr1" draw:text-style-name="P1" draw:layer="layout" svg:width="6.096cm" svg:height="6.096cm" svg:x="0.998cm" svg:y="13.698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.242cm" svg:y="19.08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6.534cm" svg:y="19.089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1.142cm" svg:y="13.812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6.434cm" svg:y="13.812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7.348cm" svg:y="13.698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7.592cm" svg:y="19.08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12.884cm" svg:y="19.089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7.492cm" svg:y="13.812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12.784cm" svg:y="13.812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13.698cm" svg:y="13.698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3.942cm" svg:y="19.08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19.234cm" svg:y="19.089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13.842cm" svg:y="13.812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19.134cm" svg:y="13.812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20.048cm" svg:y="13.698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20.292cm" svg:y="19.08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25.584cm" svg:y="19.089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20.192cm" svg:y="13.812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25.484cm" svg:y="13.812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draw:transform="rotate (-3.14159265358979) translate (26.148cm 13.448cm)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draw:transform="rotate (-3.14159265358979) translate (25.904cm 8.057cm)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draw:transform="rotate (-3.14159265358979) translate (20.612cm 8.057cm)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draw:transform="rotate (-3.14159265358979) translate (26.004cm 13.334cm)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draw:transform="rotate (-3.14159265358979) translate (20.712cm 13.334cm)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draw:transform="rotate (-3.14159265358979) translate (19.798cm 13.448cm)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draw:transform="rotate (-3.14159265358979) translate (19.554cm 8.057cm)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draw:transform="rotate (-3.14159265358979) translate (14.262cm 8.057cm)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draw:transform="rotate (-3.14159265358979) translate (19.654cm 13.334cm)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draw:transform="rotate (-3.14159265358979) translate (14.362cm 13.334cm)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draw:transform="rotate (-3.14159265358979) translate (13.448cm 13.448cm)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draw:transform="rotate (-3.14159265358979) translate (13.204cm 8.057cm)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draw:transform="rotate (-3.14159265358979) translate (7.912cm 8.057cm)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draw:transform="rotate (-3.14159265358979) translate (13.304cm 13.334cm)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draw:transform="rotate (-3.14159265358979) translate (8.012cm 13.334cm)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draw:transform="rotate (-3.14159265358979) translate (7.098cm 13.448cm)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draw:transform="rotate (-3.14159265358979) translate (6.854cm 8.057cm)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draw:transform="rotate (-3.14159265358979) translate (1.562cm 8.057cm)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draw:transform="rotate (-3.14159265358979) translate (6.954cm 13.334cm)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draw:transform="rotate (-3.14159265358979) translate (1.662cm 13.334cm)">
          <draw:text-box>
            <text:p text:style-name="P2"><text:span text:style-name="T1">64</text:span></text:p>
          </draw:text-box>
        </draw:frame>
        <draw:frame draw:style-name="gr3" draw:text-style-name="P5" draw:layer="layout" svg:width="1.277cm" svg:height="1.898cm" svg:x="3.363cm" svg:y="15.737cm">
          <draw:text-box>
            <text:p text:style-name="P4"><text:span text:style-name="T2">1</text:span></text:p>
          </draw:text-box>
        </draw:frame>
        <draw:frame draw:style-name="gr3" draw:text-style-name="P5" draw:layer="layout" svg:width="1.277cm" svg:height="1.898cm" svg:x="9.333cm" svg:y="15.556cm">
          <draw:text-box>
            <text:p text:style-name="P4"><text:span text:style-name="T2">2</text:span></text:p>
          </draw:text-box>
        </draw:frame>
        <draw:frame draw:style-name="gr3" draw:text-style-name="P5" draw:layer="layout" svg:width="1.277cm" svg:height="1.898cm" svg:x="16.352cm" svg:y="15.556cm">
          <draw:text-box>
            <text:p text:style-name="P4"><text:span text:style-name="T2">3</text:span></text:p>
          </draw:text-box>
        </draw:frame>
        <draw:frame draw:style-name="gr3" draw:text-style-name="P5" draw:layer="layout" svg:width="1.277cm" svg:height="1.898cm" svg:x="22.612cm" svg:y="15.556cm">
          <draw:text-box>
            <text:p text:style-name="P4"><text:span text:style-name="T2">4</text:span></text:p>
          </draw:text-box>
        </draw:frame>
        <draw:frame draw:style-name="gr4" draw:text-style-name="P5" draw:layer="layout" svg:width="1.277cm" svg:height="1.898cm" draw:transform="rotate (-3.14159265358979) translate (23.783cm 11.319cm)">
          <draw:text-box>
            <text:p text:style-name="P4"><text:span text:style-name="T2">5</text:span></text:p>
          </draw:text-box>
        </draw:frame>
        <draw:frame draw:style-name="gr4" draw:text-style-name="P5" draw:layer="layout" svg:width="1.277cm" svg:height="1.898cm" draw:transform="rotate (-3.14159265358979) translate (17.813cm 11.5cm)">
          <draw:text-box>
            <text:p text:style-name="P4"><text:span text:style-name="T2">6</text:span></text:p>
          </draw:text-box>
        </draw:frame>
        <draw:frame draw:style-name="gr4" draw:text-style-name="P5" draw:layer="layout" svg:width="1.277cm" svg:height="1.898cm" draw:transform="rotate (-3.14159265358979) translate (10.794cm 11.5cm)">
          <draw:text-box>
            <text:p text:style-name="P4"><text:span text:style-name="T2">7</text:span></text:p>
          </draw:text-box>
        </draw:frame>
        <draw:frame draw:style-name="gr4" draw:text-style-name="P5" draw:layer="layout" svg:width="1.277cm" svg:height="1.898cm" draw:transform="rotate (-3.14159265358979) translate (4.534cm 11.5cm)">
          <draw:text-box>
            <text:p text:style-name="P4"><text:span text:style-name="T2">8</text:span></text:p>
          </draw:text-box>
        </draw:frame>
        <draw:frame draw:style-name="gr1" draw:text-style-name="P1" draw:layer="layout" svg:width="6.096cm" svg:height="6.096cm" svg:x="0.998cm" svg:y="0.998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.242cm" svg:y="6.38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6.534cm" svg:y="6.389cm">
          <draw:text-box>
            <text:p text:style-name="P2"><text:span text:style-name="T1">57</text:span></text:p>
          </draw:text-box>
        </draw:frame>
        <draw:frame draw:style-name="gr2" draw:text-style-name="P7" draw:layer="layout" svg:width="0.294cm" svg:height="0.623cm" svg:x="1.142cm" svg:y="1.112cm">
          <draw:text-box>
            <text:p text:style-name="P6"><text:span text:style-name="T3">8</text:span></text:p>
          </draw:text-box>
        </draw:frame>
        <draw:frame draw:style-name="gr2" draw:text-style-name="P7" draw:layer="layout" svg:width="0.586cm" svg:height="0.623cm" svg:x="6.434cm" svg:y="1.112cm">
          <draw:text-box>
            <text:p text:style-name="P6"><text:span text:style-name="T3">64</text:span></text:p>
          </draw:text-box>
        </draw:frame>
        <draw:frame draw:style-name="gr1" draw:text-style-name="P1" draw:layer="layout" svg:width="6.096cm" svg:height="6.096cm" svg:x="7.348cm" svg:y="0.998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7.592cm" svg:y="6.38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12.884cm" svg:y="6.389cm">
          <draw:text-box>
            <text:p text:style-name="P2"><text:span text:style-name="T1">57</text:span></text:p>
          </draw:text-box>
        </draw:frame>
        <draw:frame draw:style-name="gr2" draw:text-style-name="P7" draw:layer="layout" svg:width="0.294cm" svg:height="0.623cm" svg:x="7.492cm" svg:y="1.112cm">
          <draw:text-box>
            <text:p text:style-name="P6"><text:span text:style-name="T3">8</text:span></text:p>
          </draw:text-box>
        </draw:frame>
        <draw:frame draw:style-name="gr2" draw:text-style-name="P7" draw:layer="layout" svg:width="0.586cm" svg:height="0.623cm" svg:x="12.784cm" svg:y="1.112cm">
          <draw:text-box>
            <text:p text:style-name="P6"><text:span text:style-name="T3">64</text:span></text:p>
          </draw:text-box>
        </draw:frame>
        <draw:frame draw:style-name="gr1" draw:text-style-name="P1" draw:layer="layout" svg:width="6.096cm" svg:height="6.096cm" svg:x="13.698cm" svg:y="0.998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3.942cm" svg:y="6.38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19.234cm" svg:y="6.389cm">
          <draw:text-box>
            <text:p text:style-name="P2"><text:span text:style-name="T1">57</text:span></text:p>
          </draw:text-box>
        </draw:frame>
        <draw:frame draw:style-name="gr2" draw:text-style-name="P7" draw:layer="layout" svg:width="0.294cm" svg:height="0.623cm" svg:x="13.842cm" svg:y="1.112cm">
          <draw:text-box>
            <text:p text:style-name="P6"><text:span text:style-name="T3">8</text:span></text:p>
          </draw:text-box>
        </draw:frame>
        <draw:frame draw:style-name="gr2" draw:text-style-name="P7" draw:layer="layout" svg:width="0.586cm" svg:height="0.623cm" svg:x="19.134cm" svg:y="1.112cm">
          <draw:text-box>
            <text:p text:style-name="P6"><text:span text:style-name="T3">64</text:span></text:p>
          </draw:text-box>
        </draw:frame>
        <draw:frame draw:style-name="gr1" draw:text-style-name="P1" draw:layer="layout" svg:width="6.096cm" svg:height="6.096cm" svg:x="20.048cm" svg:y="0.998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20.292cm" svg:y="6.389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25.584cm" svg:y="6.389cm">
          <draw:text-box>
            <text:p text:style-name="P2"><text:span text:style-name="T1">57</text:span></text:p>
          </draw:text-box>
        </draw:frame>
        <draw:frame draw:style-name="gr2" draw:text-style-name="P7" draw:layer="layout" svg:width="0.294cm" svg:height="0.623cm" svg:x="20.192cm" svg:y="1.112cm">
          <draw:text-box>
            <text:p text:style-name="P6"><text:span text:style-name="T3">8</text:span></text:p>
          </draw:text-box>
        </draw:frame>
        <draw:frame draw:style-name="gr2" draw:text-style-name="P7" draw:layer="layout" svg:width="0.586cm" svg:height="0.623cm" svg:x="25.484cm" svg:y="1.112cm">
          <draw:text-box>
            <text:p text:style-name="P6"><text:span text:style-name="T3">64</text:span></text:p>
          </draw:text-box>
        </draw:frame>
        <draw:frame draw:style-name="gr4" draw:text-style-name="P5" draw:layer="layout" svg:width="1.277cm" svg:height="1.898cm" svg:x="3.363cm" svg:y="3.127cm">
          <draw:text-box>
            <text:p text:style-name="P4"><text:span text:style-name="T2">9</text:span></text:p>
          </draw:text-box>
        </draw:frame>
        <draw:frame draw:style-name="gr4" draw:text-style-name="P5" draw:layer="layout" svg:width="2.051cm" svg:height="1.898cm" svg:x="9.333cm" svg:y="2.946cm">
          <draw:text-box>
            <text:p text:style-name="P4"><text:span text:style-name="T2">10</text:span></text:p>
          </draw:text-box>
        </draw:frame>
        <draw:frame draw:style-name="gr4" draw:text-style-name="P5" draw:layer="layout" svg:width="2.051cm" svg:height="1.898cm" svg:x="16.352cm" svg:y="2.946cm">
          <draw:text-box>
            <text:p text:style-name="P4"><text:span text:style-name="T2">11</text:span></text:p>
          </draw:text-box>
        </draw:frame>
        <draw:frame draw:style-name="gr4" draw:text-style-name="P5" draw:layer="layout" svg:width="2.051cm" svg:height="1.898cm" svg:x="22.612cm" svg:y="2.946cm">
          <draw:text-box>
            <text:p text:style-name="P4"><text:span text:style-name="T2">12</text:span></text:p>
          </draw:text-box>
        </draw:frame>
      </draw:page>
      <draw:page draw:name="page5" draw:style-name="dp1" draw:master-page-name="Default">
        <draw:frame draw:style-name="gr1" draw:text-style-name="P1" draw:layer="layout" svg:width="6.096cm" svg:height="6.096cm" svg:x="7.35cm" svg:y="1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7.594cm" svg:y="6.391cm">
          <draw:text-box>
            <text:p text:style-name="P2"><text:span text:style-name="T1">1</text:span></text:p>
          </draw:text-box>
        </draw:frame>
        <draw:frame draw:style-name="gr2" draw:text-style-name="P3" draw:layer="layout" svg:width="0.586cm" svg:height="0.623cm" svg:x="12.886cm" svg:y="6.391cm">
          <draw:text-box>
            <text:p text:style-name="P2"><text:span text:style-name="T1">57</text:span></text:p>
          </draw:text-box>
        </draw:frame>
        <draw:frame draw:style-name="gr2" draw:text-style-name="P3" draw:layer="layout" svg:width="0.294cm" svg:height="0.623cm" svg:x="7.494cm" svg:y="1.114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12.786cm" svg:y="1.114cm">
          <draw:text-box>
            <text:p text:style-name="P2"><text:span text:style-name="T1">64</text:span></text:p>
          </draw:text-box>
        </draw:frame>
        <draw:frame draw:style-name="gr1" draw:text-style-name="P1" draw:layer="layout" svg:width="6.096cm" svg:height="6.096cm" svg:x="1cm" svg:y="1cm">
          <draw:image xlink:href="Pictures/100002010000019300000193BD20C174.png" xlink:type="simple" xlink:show="embed" xlink:actuate="onLoad">
            <text:p/>
          </draw:image>
        </draw:frame>
        <draw:frame draw:style-name="gr2" draw:text-style-name="P3" draw:layer="layout" svg:width="0.294cm" svg:height="0.623cm" svg:x="1.244cm" svg:y="6.391cm">
          <draw:text-box>
            <text:p text:style-name="P2"><text:span text:style-name="T1">1</text:span></text:p>
          </draw:text-box>
        </draw:frame>
        <draw:frame draw:style-name="gr2" draw:text-style-name="P3" draw:layer="layout" svg:width="0.294cm" svg:height="0.623cm" svg:x="6.536cm" svg:y="6.391cm">
          <draw:text-box>
            <text:p text:style-name="P2"><text:span text:style-name="T1">8</text:span></text:p>
          </draw:text-box>
        </draw:frame>
        <draw:frame draw:style-name="gr2" draw:text-style-name="P3" draw:layer="layout" svg:width="0.586cm" svg:height="0.623cm" svg:x="1.144cm" svg:y="1.114cm">
          <draw:text-box>
            <text:p text:style-name="P2"><text:span text:style-name="T1">57</text:span></text:p>
          </draw:text-box>
        </draw:frame>
        <draw:frame draw:style-name="gr2" draw:text-style-name="P3" draw:layer="layout" svg:width="0.586cm" svg:height="0.623cm" svg:x="6.436cm" svg:y="1.114cm">
          <draw:text-box>
            <text:p text:style-name="P2"><text:span text:style-name="T1">6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ool Mahidharia</meta:initial-creator>
    <meta:creation-date>2016-02-23T16:52:56.149089776</meta:creation-date>
    <dc:date>2016-02-23T17:25:31.820399900</dc:date>
    <dc:creator>Anool Mahidharia</dc:creator>
    <meta:editing-duration>PT1M6S</meta:editing-duration>
    <meta:editing-cycles>2</meta:editing-cycles>
    <meta:generator>LibreOffice/4.4.6.3$Linux_X86_64 LibreOffice_project/40m0$Build-3</meta:generator>
    <meta:document-statistic meta:object-count="298"/>
  </office:meta>
</office:document-meta>
</file>